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Bitstream Vera Serif2" svg:font-family="'Bitstream Vera Serif'" style:font-adornments="Bold" style:font-pitch="variable"/>
    <style:font-face style:name="Bitstream Vera Serif3" svg:font-family="'Bitstream Vera Serif'" style:font-adornments="Regular"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4" svg:font-family="'Bitstream Vera Serif'" style:font-adornments="Bold" style:font-family-generic="roman" style:font-pitch="variable"/>
    <style:font-face style:name="Bitstream Vera Serif1" svg:font-family="'Bitstream Vera Serif'" style:font-adornments="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svg:font-family="'DejaVu Sans'" style:font-adornments="Roman" style:font-family-generic="swiss" style:font-pitch="variable"/>
  </office:font-face-decls>
  <office:automatic-styles>
    <style:style style:name="P1" style:family="paragraph" style:parent-style-name="List_20_1">
      <style:paragraph-properties fo:break-before="column"/>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Heading_20_1">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T5" style:family="text">
      <style:text-properties fo:font-size="10pt" style:font-size-asian="10pt" style:font-size-complex="10pt"/>
    </style:style>
    <style:style style:name="T6" style:family="text">
      <style:text-properties style:font-name="DejaVu Sans" style:font-name-asian="Times New Roman" style:font-name-complex="Times New Roman"/>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S241: Fundamental Computer Graphics </text:h>
      <text:h text:style-name="Heading_20_2" text:outline-level="2">Contact information:</text:h>
      <text:p text:style-name="Text_20_body_20_list_20_1"><text:span text:style-name="T1">Class schedule:</text:span><text:tab/>GIBRAN: M 2:00pm-3:20pm, W 2:00pm-3:20pm</text:p>
      <text:p text:style-name="Text_20_body_20_list_20_1"><text:span text:style-name="T1">Professor:</text:span><text:tab/><text:tab/>Dr. Gary Herron</text:p>
      <text:p text:style-name="Text_20_body_20_list_20_1"><text:span text:style-name="T1">Email:</text:span> <text:tab/><text:tab/><text:a xlink:type="simple" xlink:href="mailto:gherron@digipen.edu"><text:span text:style-name="T3">gherron@digipen.edu</text:span></text:a></text:p>
      <text:p text:style-name="Text_20_body_20_list_20_1"><text:span text:style-name="T1">Web page:<text:tab/></text:span><text:tab/><text:a xlink:type="simple" xlink:href="http://faculty/"><text:span text:style-name="T4">http://faculty</text:span></text:a><text:a xlink:type="simple" xlink:href="http://www.digipen.edu/~gherron"><text:span text:style-name="T4">.digipen.edu/~gherron</text:span></text:a></text:p>
      <text:p text:style-name="Text_20_body_20_list_20_1"><text:span text:style-name="T1">Phone:</text:span><text:tab/><text:tab/>425-895-4418</text:p>
      <text:p text:style-name="Text_20_body_20_list_20_1"><text:span text:style-name="T1">Office Hours:</text:span><text:tab/><text:span text:style-name="T2">Monday-Thursday, 12:30-2:00</text:span></text:p>
      <text:h text:style-name="Heading_20_2" text:outline-level="2">Course Description: </text:h>
      <text:p text:style-name="Text_20_body">This course is intended to cover the contents of CS200 and CS250 in a single semester. <text:s/>It covers the algorithms and mathematical elements needed to generate and render 2D and 3D scenes. <text:s/>This includes the graphics pipeline, 2D and 3D coordinate systems and their transformations, homogeneous coordinates and perspective calculations, scan-conversion algorithms, basic collision detection techniques, and an introduction to OpenGL programming. </text:p>
      <text:h text:style-name="Heading_20_2" text:outline-level="2">Course Objectives and Learning Outcomes:</text:h>
      <text:p text:style-name="Text_20_body">Upon successful completion of this course, students will have implemented the full graphics pipeline, including 3D transformations, perspective, clipping, scan-conversion/Z-buffer, and basic texture mapping. <text:s text:c="2"/>In addition, they will have a comprehensive knowledge of the mathematics governing these processes. <text:s/></text:p>
      <text:h text:style-name="Heading_20_2" text:outline-level="2">Recommended Textbook:</text:h>
      <text:p text:style-name="Text_20_body">Real-Time Rendering, third edition, Akenine-M<text:span text:style-name="T6">ö</text:span>ller, Haines, Hoffman, ISBN: 978-1-56881-424-7</text:p>
      <text:h text:style-name="Heading_20_2" text:outline-level="2">Grading:</text:h>
      <text:p text:style-name="Text_20_body">The course grade will be computed from 5 programming projects and a collection of (approximately 5-6) written assignments.</text:p>
      <text:p text:style-name="Text_20_body"><text:tab/>5 programming projects:<text:tab/><text:tab/><text:tab/><text:tab/>50%</text:p>
      <text:p text:style-name="Text_20_body"><text:tab/><text:tab/>Project 1: <text:s/>3D transformations</text:p>
      <text:p text:style-name="Text_20_body"><text:tab/><text:tab/>Project 2: <text:s/>Polygon Clipping</text:p>
      <text:p text:style-name="Text_20_body"><text:tab/><text:tab/>Project 3: <text:s/>Scanline Z-buffer</text:p>
      <text:p text:style-name="Text_20_body"><text:tab/><text:tab/>Project 4: <text:s/>Texture Mapping</text:p>
      <text:p text:style-name="Text_20_body"><text:tab/><text:tab/>Project 5: <text:s/>Hierarchical Modeling</text:p>
      <text:p text:style-name="Text_20_body"><text:tab/>Homework <text:s/>assignments:<text:tab/><text:tab/><text:tab/><text:tab/>50%</text:p>
      <text:h text:style-name="Heading_20_2" text:outline-level="2">Late Policy: </text:h>
      <text:p text:style-name="Text_20_body">Homework assignments are to be hand written or computer generated and printed, and handed in during class on the specified date. <text:s/>Projects are to be handed in via Moodle, and are due by midnight of the specified date. <text:s/>Late assignments will be assessed a 10% penalty per week up to a maximum of 30%, after which the the assignment will no longer be accepted.</text:p>
      <text:h text:style-name="Heading_20_2" text:outline-level="2">Academic Integrity Policy:</text:h>
      <text:p text:style-name="Text_20_body">Academic dishonesty in any form will not be tolerated in this course. Cheating, copying, plagiarizing, or any other form of academic dishonesty (including doing someone else’s individual assignments) will result in, at the extreme minimum, a zero on the assignment in question, and could result in a failing grade in the course or even expulsion from DigiPen.</text:p>
      <text:h text:style-name="Heading_20_2" text:outline-level="2">Disabled Student Services:</text:h>
      <text:p text:style-name="Text_20_body">Students with physical, psychological, or learning disabilities that affect their ability to perform major life activities associated with this class may be eligible for reasonable accommodations under the Americans with Disabilities Act. If you have a documented disability please contact the Disability Support Services office to arrange for accommodations for this class.</text:p>
      <text:h text:style-name="P3" text:outline-level="1">Semester outline<text:line-break/><text:span text:style-name="T5">with approximate timing in days</text:span></text:h>
      <text:p text:style-name="Standard"/>
      <text:p text:style-name="Standard"/>
      <text:section text:style-name="Sect1" text:name="Section1">
        <text:p text:style-name="List_20_1">Overview of graphics pipeline (1 day)</text:p>
        <text:p text:style-name="List_20_2">3D coordinate systems: Model, World, Projection, Screen</text:p>
        <text:p text:style-name="List_20_2">Modeling and viewing transformations</text:p>
        <text:p text:style-name="List_20_2">Perspective and other projection transformations</text:p>
        <text:p text:style-name="List_20_2">3D clipping</text:p>
        <text:p text:style-name="List_20_2">Window/Viewport transformations</text:p>
        <text:p text:style-name="List_20_2">Scan conversions of points, lines, and polygons</text:p>
        <text:p text:style-name="List_20_1">Vectors in Computer Graphics (1 day)</text:p>
        <text:p text:style-name="List_20_2">Vectors and operations (dot, cross, projections, angles)</text:p>
        <text:p text:style-name="List_20_2">Plane and line equations</text:p>
        <text:p text:style-name="List_20_2">2D, 3D, and 4D(homogeneous) coordinate systems</text:p>
        <text:p text:style-name="List_20_2">Vector*matrix and matrix*matrix operations</text:p>
        <text:p text:style-name="List_20_1">Pipeline -- 2D portion (2 days)</text:p>
        <text:p text:style-name="List_20_2">Coordinate systems, world, viewing, and screen</text:p>
        <text:p text:style-name="List_20_2">Window to viewport transformations</text:p>
        <text:p text:style-name="List_20_1">Pipeline -- 3D Transformations (4 days)</text:p>
        <text:p text:style-name="List_20_2">3D transformations for viewing</text:p>
        <text:p text:style-name="List_20_2">Composition of transformations</text:p>
        <text:p text:style-name="List_20_2">Perspective and parallel projections.</text:p>
        <text:p text:style-name="List_20_1"/>
        <text:p text:style-name="P1">Clipping (3 days)</text:p>
        <text:p text:style-name="List_20_2">Why homogeneous coordinates?</text:p>
        <text:p text:style-name="List_20_2">Line clipping algorithms</text:p>
        <text:p text:style-name="List_20_2">Polygon clipping algorithms</text:p>
        <text:p text:style-name="List_20_1">Scanline Z-buffer Algorithm (3 days)</text:p>
        <text:p text:style-name="List_20_2">Basic polygon scan-conversion</text:p>
        <text:p text:style-name="List_20_2">Edge and pixel coherence</text:p>
        <text:p text:style-name="List_20_2">Z-buffer</text:p>
        <text:p text:style-name="List_20_1">Polygon object representations (2 days)</text:p>
        <text:p text:style-name="List_20_2">Polygon meshes</text:p>
        <text:p text:style-name="List_20_2">Polygon normals</text:p>
        <text:p text:style-name="List_20_2">Plane equation computation</text:p>
        <text:p text:style-name="List_20_1">Pipeline -- Modeling portion (3 days)</text:p>
        <text:p text:style-name="List_20_2">3D modeling transformations</text:p>
        <text:p text:style-name="List_20_2">Hierarchy of modeling coordinate systems</text:p>
        <text:p text:style-name="List_20_1">Quaternions</text:p>
        <text:p text:style-name="List_20_2">Definition</text:p>
        <text:p text:style-name="List_20_2">Basic operations</text:p>
        <text:p text:style-name="List_20_2">Representing rotations</text:p>
        <text:p text:style-name="List_20_1">Bounding Volumes (4 days)</text:p>
        <text:p text:style-name="List_20_2">Types: AABBs and OBBs, K-DOPs</text:p>
        <text:p text:style-name="List_20_2">Representation</text:p>
        <text:p text:style-name="List_20_2">Creation</text:p>
        <text:p text:style-name="List_20_2">Intersection</text:p>
        <text:p text:style-name="List_20_2">Transform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Bitstream Vera Serif2" svg:font-family="'Bitstream Vera Serif'" style:font-adornments="Bold" style:font-pitch="variable"/>
    <style:font-face style:name="Bitstream Vera Serif3" svg:font-family="'Bitstream Vera Serif'" style:font-adornments="Regular"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4" svg:font-family="'Bitstream Vera Serif'" style:font-adornments="Bold" style:font-family-generic="roman" style:font-pitch="variable"/>
    <style:font-face style:name="Bitstream Vera Serif1" svg:font-family="'Bitstream Vera Serif'" style:font-adornments="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svg:font-family="'DejaVu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left="0.3in" fo:margin-right="0in" fo:margin-top="0in" fo:margin-bottom="0in" fo:text-indent="0in" style:auto-text-indent="false" style:page-number="auto" fo:background-color="transparent">
        <style:tab-stops/>
        <style:background-image/>
      </style:paragraph-properties>
      <style:text-properties style:font-name="Bitstream Vera Serif1" fo:font-size="10pt" fo:font-style="normal"/>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top="0.1in" fo:margin-bottom="0.0598in" style:page-number="auto" fo:padding="0.0201in" fo:border-left="none" fo:border-right="none" fo:border-top="0.0008in solid #000000" fo:border-bottom="0.0008in solid #000000" style:shadow="none" fo:keep-with-next="always"/>
      <style:text-properties style:font-name="Bitstream Vera Serif2" fo:font-size="18pt" fo:font-weight="bold" style:font-size-asian="14pt"/>
    </style:style>
    <style:style style:name="Heading_20_2" style:display-name="Heading 2" style:family="paragraph" style:parent-style-name="Standard" style:next-style-name="Standard" style:default-outline-level="2" style:class="text">
      <style:paragraph-properties fo:margin-left="0in" fo:margin-right="0in" fo:margin-top="0.1201in" fo:margin-bottom="0in" fo:line-height="100%" fo:text-indent="0in" style:auto-text-indent="false" fo:keep-with-next="always">
        <style:tab-stops/>
      </style:paragraph-properties>
      <style:text-properties style:font-name="Bitstream Vera Serif4" fo:font-size="12pt"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0835in" fo:margin-bottom="0.1665in" fo:text-align="center"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0835in" fo:margin-bottom="0in" fo:keep-with-next="always"/>
      <style:text-properties style:font-name="Times New Roman" fo:font-size="12pt" style:font-size-asian="12pt"/>
    </style:style>
    <style:style style:name="Heading_20_5" style:display-name="Heading 5" style:family="paragraph" style:parent-style-name="Standard" style:next-style-name="Standard" style:default-outline-level="5" style:class="text">
      <style:paragraph-properties fo:margin-left="0.25in" fo:margin-right="0in" fo:text-indent="0in" style:auto-text-indent="false" fo:keep-with-next="always"/>
      <style:text-properties style:font-name="Times New Roman" fo:font-size="12pt" style:font-size-asian="12pt"/>
    </style:style>
    <style:style style:name="List" style:family="paragraph" style:parent-style-name="Text_20_body" style:class="list">
      <style:text-properties style:font-name-complex="Lucidasans1"/>
    </style:style>
    <style:style style:name="List_20_1" style:display-name="List 1" style:family="paragraph" style:parent-style-name="List" style:class="list">
      <style:paragraph-properties fo:margin-left="0in" fo:margin-right="0in" fo:margin-top="0.1in" fo:margin-bottom="0in" fo:text-indent="0in" style:auto-text-indent="false">
        <style:tab-stops/>
      </style:paragraph-properties>
      <style:text-properties fo:font-size="12pt" fo:font-style="normal" fo:font-weight="bold"/>
    </style:style>
    <style:style style:name="List_20_2" style:display-name="List 2" style:family="paragraph" style:parent-style-name="List" style:class="list">
      <style:paragraph-properties fo:margin-left="0.4in" fo:margin-right="0in" fo:margin-top="0in" fo:margin-bottom="0.0201in" fo:text-indent="-0.2in" style:auto-text-indent="false">
        <style:tab-stops/>
      </style:paragraph-properties>
      <style:text-properties style:font-name="Bitstream Vera Serif1" fo:font-size="12pt" fo:font-weight="norm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itstream Vera Serif3"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paragraph-properties fo:margin-top="0in" fo:margin-bottom="0in"/>
      <style:text-properties style:font-name="Bitstream Vera Serif3" fo:font-size="12pt" fo:font-style="normal"/>
    </style:style>
    <style:style style:name="Text" style:family="paragraph" style:parent-style-name="Caption" style:class="extra" style:master-page-name="">
      <style:paragraph-properties fo:margin-top="0in" fo:margin-bottom="0in" style:page-number="auto"/>
      <style:text-properties style:font-name="Bitstream Vera Serif3" fo:font-size="12pt" fo:font-style="normal"/>
    </style:style>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Heading" style:next-style-name="Subtitle" style:class="chapter">
      <style:paragraph-properties fo:margin-top="0.1in" fo:margin-bottom="0.2in" fo:text-align="center" style:justify-single-word="false" fo:padding="0.0201in" fo:border-left="none" fo:border-right="none" fo:border-top="0.0008in solid #000000" fo:border-bottom="0.0008in solid #000000"/>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list_20_1" style:display-name="Text body list 1" style:family="paragraph" style:parent-style-name="Text_20_body">
      <style:paragraph-properties fo:margin-left="0.6in" fo:margin-right="0in" fo:margin-top="0.0098in" fo:margin-bottom="0.0098in"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WW8Num11z0" style:family="text">
      <style:text-properties style:font-name="Symbol"/>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number text:level="1" style:num-suffix="." style:num-format="1" text:start-value="13">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number text:level="1" style:num-prefix="(" style:num-suffix=")" style:num-format="1">
        <style:list-level-properties text:space-before="0.25in" text:min-label-width="0.333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1in" fo:margin-bottom="0.5in" fo:margin-left="0.4in" fo:margin-right="0.4in" style:shadow="none" style:writing-mode="lr-tb" style:layout-grid-color="#c0c0c0" style:layout-grid-lines="38"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126in" fo:margin-left="0in" fo:margin-right="0in" fo:margin-top="0.11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tab/></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CS241 Syllabus</dc:title>
    <meta:initial-creator>xli</meta:initial-creator>
    <meta:creation-date>2004-05-24T12:06:00</meta:creation-date>
    <dc:date>2011-09-05T20:05:20</dc:date>
    <meta:print-date>2010-09-07T11:45:10</meta:print-date>
    <dc:language>en-US</dc:language>
    <meta:editing-cycles>49</meta:editing-cycles>
    <meta:editing-duration>P1DT12H34M30S</meta:editing-duration>
    <dc:creator>Gary Herron</dc:creator>
    <meta:printed-by>Gary Herron</meta:printed-by>
    <meta:document-statistic meta:table-count="0" meta:image-count="0" meta:object-count="0" meta:page-count="2" meta:paragraph-count="75" meta:word-count="543" meta:character-count="4024"/>
    <meta:user-defined meta:name="Info 1"/>
    <meta:user-defined meta:name="Info 2"/>
    <meta:user-defined meta:name="Info 3"/>
    <meta:user-defined meta:name="Info 4"/>
  </office:meta>
</office:document-meta>
</file>